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Oumar">
            <text:p>Oumar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minata">
            <text:p>Aminata</text:p>
          </table:table-cell>
          <table:table-cell office:value-type="string" office:value="Dembelé">
            <text:p>Dembelé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minata">
            <text:p>Aminata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Assetou">
            <text:p>Assetou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Djélika">
            <text:p>Djélika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Aboubacar">
            <text:p>Aboubacar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Kadia Bamousso">
            <text:p>Kadia Bamousso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Fatoumata">
            <text:p>Fatoumata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Daouda">
            <text:p>Daoud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Ousmane">
            <text:p>Ousmane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Fakouma">
            <text:p>Fakouma</text:p>
          </table:table-cell>
          <table:table-cell office:value-type="string" office:value="Sininta">
            <text:p>Sinint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Dicko Issa">
            <text:p>Dicko Issa</text:p>
          </table:table-cell>
          <table:table-cell office:value-type="string" office:value="Tamboura">
            <text:p>Tambour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Amadou">
            <text:p>Amadou</text:p>
          </table:table-cell>
          <table:table-cell office:value-type="string" office:value="Boré">
            <text:p>Boré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Wassa">
            <text:p>Wass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Kadiatou">
            <text:p>Kadiatou</text:p>
          </table:table-cell>
          <table:table-cell office:value-type="string" office:value="Saounera">
            <text:p>Saoune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Sidi">
            <text:p>Sidi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Aboubacar">
            <text:p>Aboubacar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Sekou">
            <text:p>Sekou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Aïché">
            <text:p>Aïché</text:p>
          </table:table-cell>
          <table:table-cell office:value-type="string" office:value="Sougouna">
            <text:p>Sougoun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Alou">
            <text:p>Alou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Maïmouna">
            <text:p>Maïmoun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Seydou">
            <text:p>Seydou</text:p>
          </table:table-cell>
          <table:table-cell office:value-type="string" office:value="Zalla">
            <text:p>Zall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Ousmane">
            <text:p>Ousmane</text:p>
          </table:table-cell>
          <table:table-cell office:value-type="string" office:value="Diabaté">
            <text:p>Diabaté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Bourama">
            <text:p>Bourama</text:p>
          </table:table-cell>
          <table:table-cell office:value-type="string" office:value="Sacko">
            <text:p>Sacko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Alou Badra">
            <text:p>Alou Badra</text:p>
          </table:table-cell>
          <table:table-cell office:value-type="string" office:value="Bangoura">
            <text:p>Bangoura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Mamadou Latif">
            <text:p>Mamadou Latif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Cheickné Amada">
            <text:p>Cheickné Amada</text:p>
          </table:table-cell>
          <table:table-cell office:value-type="string" office:value="Diakite">
            <text:p>Diaki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